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4:07:45.38728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4T18:02:47.848181300</dc:date>
    <meta:editing-duration>PT17H35M20S</meta:editing-duration>
    <meta:editing-cycles>27</meta:editing-cycles>
    <meta:generator>LibreOffice/25.2.1.2$Windows_X86_64 LibreOffice_project/d3abf4aee5fd705e4a92bba33a32f40bc4e56f49</meta:generator>
    <meta:document-statistic meta:table-count="1" meta:cell-count="664" meta:object-count="0"/>
  </office:meta>
</office:document-meta>
</file>